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2.896cm" fo:min-width="10.93cm"/>
    </style:style>
    <style:style style:name="gr2" style:family="graphic" style:parent-style-name="standard">
      <style:graphic-properties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0.639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 fo:min-height="0.595cm" fo:min-width="3.363cm"/>
    </style:style>
    <style:style style:name="gr7" style:family="graphic" style:parent-style-name="standard">
      <style:graphic-properties draw:textarea-horizontal-align="justify" draw:textarea-vertical-align="middle" draw:auto-grow-height="false" fo:min-height="1.995cm" fo:min-width="3.363cm"/>
    </style:style>
    <style:style style:name="gr8" style:family="graphic" style:parent-style-name="standard">
      <style:graphic-properties draw:textarea-horizontal-align="justify" draw:textarea-vertical-align="middle" draw:auto-grow-height="false" fo:min-height="1.371cm" fo:min-width="3.363cm"/>
    </style:style>
    <style:style style:name="gr9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02cm" fo:min-width="3.564cm"/>
    </style:style>
    <style:style style:name="gr11" style:family="graphic" style:parent-style-name="standard">
      <style:graphic-properties draw:textarea-horizontal-align="justify" draw:textarea-vertical-align="middle" draw:auto-grow-height="false" fo:min-height="1.349cm" fo:min-width="3.54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23.146cm" svg:x="5.191cm" svg:y="3.794cm">
          <text:p text:style-name="P1">System Boundry</text:p>
          <draw:enhanced-geometry svg:viewBox="0 0 21600 21600" draw:type="rectangle" draw:enhanced-path="M 0 0 L 21600 0 21600 21600 0 21600 0 0 Z N"/>
        </draw:custom-shape>
        <draw:custom-shape draw:style-name="gr2" draw:layer="layout" svg:width="5.96cm" svg:height="1.462cm" svg:x="1.06cm" svg:y="1.039cm">
          <text:p>Tax File Use Case</text:p>
          <draw:enhanced-geometry svg:viewBox="0 0 21600 21600" draw:glue-points="10800 0 0 10800 10800 21600 21600 10800" draw:text-areas="0 0 21600 ?f11" draw:type="paper" draw:modifiers="14113.7393054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7" draw:id="id7">
          <draw:custom-shape draw:style-name="gr3" draw:text-style-name="P1" xml:id="id1" draw:id="id1" draw:layer="layout" svg:width="1.016cm" svg:height="1.016cm" svg:x="2.143cm" svg:y="5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2" draw:id="id2" draw:layer="layout" draw:type="line" svg:x1="2.651cm" svg:y1="6.842cm" svg:x2="2.645cm" svg:y2="8.611cm" draw:start-shape="id1" draw:start-glue-point="8" svg:d="M2651 6842l-6 1769" svg:viewBox="0 0 7 1770">
            <text:p/>
          </draw:connector>
          <draw:connector draw:style-name="gr4" draw:text-style-name="P2" draw:layer="layout" draw:type="line" svg:x1="2.645cm" svg:y1="8.611cm" svg:x2="1.924cm" svg:y2="9.573cm" draw:start-shape="id2" draw:start-glue-point="3" svg:d="M2645 8611l-721 962" svg:viewBox="0 0 722 963">
            <text:p/>
          </draw:connector>
          <draw:connector draw:style-name="gr4" draw:text-style-name="P2" draw:layer="layout" draw:type="line" svg:x1="2.645cm" svg:y1="8.611cm" svg:x2="3.367cm" svg:y2="9.477cm" draw:start-shape="id2" draw:start-glue-point="3" svg:d="M2645 8611l722 866" svg:viewBox="0 0 723 867">
            <text:p/>
          </draw:connector>
          <draw:connector draw:style-name="gr4" draw:text-style-name="P2" draw:layer="layout" draw:type="line" svg:x1="2.648cm" svg:y1="7.726cm" svg:x2="3.559cm" svg:y2="7.745cm" draw:start-shape="id2" draw:start-glue-point="0" svg:d="M2648 7726l911 19" svg:viewBox="0 0 912 20">
            <text:p/>
          </draw:connector>
          <draw:connector draw:style-name="gr4" draw:text-style-name="P2" draw:layer="layout" draw:type="line" svg:x1="2.648cm" svg:y1="7.726cm" svg:x2="1.924cm" svg:y2="7.745cm" draw:start-shape="id2" draw:start-glue-point="0" svg:d="M2648 7726l-724 19" svg:viewBox="0 0 725 20">
            <text:p/>
          </draw:connector>
          <draw:custom-shape draw:style-name="gr5" draw:text-style-name="P1" draw:layer="layout" svg:width="3.175cm" svg:height="0.889cm" svg:x="1.154cm" svg:y="9.89cm">
            <text:p text:style-name="P1">Individual/</text:p>
            <text:p text:style-name="P1">Family</text:p>
            <text:p text:style-name="P1">Client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3" draw:text-style-name="P1" xml:id="id3" draw:id="id3" draw:layer="layout" svg:width="1.016cm" svg:height="1.016cm" svg:x="2.243cm" svg:y="15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4" draw:id="id4" draw:layer="layout" draw:type="line" svg:x1="2.751cm" svg:y1="16.742cm" svg:x2="2.745cm" svg:y2="18.511cm" draw:start-shape="id3" draw:start-glue-point="8" svg:d="M2751 16742l-6 1769" svg:viewBox="0 0 7 1770">
            <text:p/>
          </draw:connector>
          <draw:connector draw:style-name="gr4" draw:text-style-name="P2" draw:layer="layout" draw:type="line" svg:x1="2.745cm" svg:y1="18.511cm" svg:x2="2.024cm" svg:y2="19.473cm" draw:start-shape="id4" draw:start-glue-point="3" svg:d="M2745 18511l-721 962" svg:viewBox="0 0 722 963">
            <text:p/>
          </draw:connector>
          <draw:connector draw:style-name="gr4" draw:text-style-name="P2" draw:layer="layout" draw:type="line" svg:x1="2.745cm" svg:y1="18.511cm" svg:x2="3.467cm" svg:y2="19.377cm" draw:start-shape="id4" draw:start-glue-point="3" svg:d="M2745 18511l722 866" svg:viewBox="0 0 723 867">
            <text:p/>
          </draw:connector>
          <draw:connector draw:style-name="gr4" draw:text-style-name="P2" draw:layer="layout" draw:type="line" svg:x1="2.748cm" svg:y1="17.626cm" svg:x2="3.659cm" svg:y2="17.645cm" draw:start-shape="id4" draw:start-glue-point="0" svg:d="M2748 17626l911 19" svg:viewBox="0 0 912 20">
            <text:p/>
          </draw:connector>
          <draw:connector draw:style-name="gr4" draw:text-style-name="P2" draw:layer="layout" draw:type="line" svg:x1="2.748cm" svg:y1="17.626cm" svg:x2="2.024cm" svg:y2="17.645cm" draw:start-shape="id4" draw:start-glue-point="0" svg:d="M2748 17626l-724 19" svg:viewBox="0 0 725 20">
            <text:p/>
          </draw:connector>
          <draw:custom-shape draw:style-name="gr5" draw:text-style-name="P1" draw:layer="layout" svg:width="3.175cm" svg:height="0.889cm" svg:x="1.254cm" svg:y="19.79cm">
            <text:p text:style-name="P1">Business</text:p>
            <text:p text:style-name="P1">Client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3" draw:text-style-name="P1" xml:id="id5" draw:id="id5" draw:layer="layout" svg:width="1.016cm" svg:height="1.016cm" svg:x="18.043cm" svg:y="14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6" draw:id="id6" draw:layer="layout" draw:type="line" svg:x1="18.551cm" svg:y1="15.342cm" svg:x2="18.545cm" svg:y2="17.111cm" draw:start-shape="id5" draw:start-glue-point="8" svg:d="M18551 15342l-6 1769" svg:viewBox="0 0 7 1770">
            <text:p/>
          </draw:connector>
          <draw:connector draw:style-name="gr4" draw:text-style-name="P2" draw:layer="layout" draw:type="line" svg:x1="18.545cm" svg:y1="17.111cm" svg:x2="17.824cm" svg:y2="18.073cm" draw:start-shape="id6" draw:start-glue-point="3" svg:d="M18545 17111l-721 962" svg:viewBox="0 0 722 963">
            <text:p/>
          </draw:connector>
          <draw:connector draw:style-name="gr4" draw:text-style-name="P2" draw:layer="layout" draw:type="line" svg:x1="18.545cm" svg:y1="17.111cm" svg:x2="19.267cm" svg:y2="17.977cm" draw:start-shape="id6" draw:start-glue-point="3" svg:d="M18545 17111l722 866" svg:viewBox="0 0 723 867">
            <text:p/>
          </draw:connector>
          <draw:connector draw:style-name="gr4" draw:text-style-name="P2" draw:layer="layout" draw:type="line" svg:x1="18.548cm" svg:y1="16.226cm" svg:x2="19.459cm" svg:y2="16.245cm" draw:start-shape="id6" draw:start-glue-point="0" svg:d="M18548 16226l911 19" svg:viewBox="0 0 912 20">
            <text:p/>
          </draw:connector>
          <draw:connector draw:style-name="gr4" draw:text-style-name="P2" draw:layer="layout" draw:type="line" svg:x1="18.548cm" svg:y1="16.226cm" svg:x2="17.824cm" svg:y2="16.245cm" draw:start-shape="id6" draw:start-glue-point="0" svg:d="M18548 16226l-724 19" svg:viewBox="0 0 725 20">
            <text:p/>
          </draw:connector>
          <draw:custom-shape draw:style-name="gr5" draw:text-style-name="P1" draw:layer="layout" svg:width="3.175cm" svg:height="0.889cm" svg:x="17.054cm" svg:y="18.39cm">
            <text:p text:style-name="P1">Government</text:p>
            <text:p text:style-name="P1">Employee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8" draw:id="id8" draw:layer="layout" svg:width="5.461cm" svg:height="1.193cm" svg:x="7.604cm" svg:y="11.289cm">
          <text:p text:style-name="P1">File Tax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5.461cm" svg:height="3.175cm" svg:x="10.604cm" svg:y="22.907cm">
          <text:p text:style-name="P1">Audit Tax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329cm" svg:y1="8.302cm" svg:x2="8.403cm" svg:y2="11.463cm" draw:start-shape="id7" draw:start-glue-point="1" draw:end-shape="id8" draw:end-glue-point="5" svg:d="M4329 8302l4074 3161" svg:viewBox="0 0 4075 3162">
          <text:p/>
        </draw:connector>
        <draw:connector draw:style-name="gr4" draw:text-style-name="P2" draw:layer="layout" draw:type="line" svg:x1="4.429cm" svg:y1="18.202cm" svg:x2="8.403cm" svg:y2="12.308cm" draw:start-shape="id9" draw:start-glue-point="1" draw:end-shape="id8" draw:end-glue-point="7" svg:d="M4429 18202l3974-5894" svg:viewBox="0 0 3975 5895">
          <text:p/>
        </draw:connector>
        <draw:custom-shape draw:style-name="gr8" draw:text-style-name="P1" xml:id="id10" draw:id="id10" draw:layer="layout" svg:width="5.461cm" svg:height="2.291cm" svg:x="8.604cm" svg:y="6.08cm">
          <text:p text:style-name="P1">File Individual</text:p>
          <text:p text:style-name="P1">Tax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1.335cm" svg:y1="8.371cm" svg:x2="10.335cm" svg:y2="11.289cm" draw:start-shape="id10" draw:start-glue-point="8" draw:end-shape="id8" draw:end-glue-point="4" svg:d="M11335 8371l-1000 2918" svg:viewBox="0 0 1001 2919">
          <text:p/>
        </draw:connector>
        <draw:custom-shape draw:style-name="gr10" draw:text-style-name="P3" draw:layer="layout" svg:width="4.064cm" svg:height="1.27cm" svg:x="11.033cm" svg:y="9.582cm">
          <text:p text:style-name="P3"><text:span text:style-name="T1">&lt;&lt;extends&gt;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5.461cm" svg:height="2.291cm" svg:x="10.604cm" svg:y="15.08cm">
          <text:p text:style-name="P1">File Business</text:p>
          <text:p text:style-name="P1">Tax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4.064cm" svg:height="1.27cm" svg:x="12.671cm" svg:y="12.392cm">
          <text:p text:style-name="P3"><text:span text:style-name="T1">&lt;&lt;extends&gt;&gt;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3.335cm" svg:y1="15.08cm" svg:x2="12.266cm" svg:y2="12.308cm" draw:start-shape="id11" draw:start-glue-point="4" draw:end-shape="id8" draw:end-glue-point="9" svg:d="M13335 15080l-1069-2772" svg:viewBox="0 0 1070 2773">
          <text:p/>
        </draw:connector>
        <draw:custom-shape draw:style-name="gr11" draw:text-style-name="P1" xml:id="id13" draw:id="id13" draw:layer="layout" svg:width="5.718cm" svg:height="2.259cm" svg:x="6.204cm" svg:y="18.68cm">
          <text:p text:style-name="P1">File Mailed-In</text:p>
          <text:p text:style-name="P1">Tax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054cm" svg:y1="16.802cm" svg:x2="11.922cm" svg:y2="19.81cm" draw:start-shape="id12" draw:start-glue-point="3" draw:end-shape="id13" draw:end-glue-point="10" svg:d="M17054 16802l-5132 3008" svg:viewBox="0 0 5133 3009">
          <text:p/>
        </draw:connector>
        <draw:connector draw:style-name="gr4" draw:text-style-name="P2" draw:layer="layout" draw:type="line" svg:x1="17.054cm" svg:y1="16.802cm" svg:x2="13.335cm" svg:y2="22.907cm" draw:start-shape="id12" draw:start-glue-point="3" draw:end-shape="id14" draw:end-glue-point="4" svg:d="M17054 16802l-3719 6105" svg:viewBox="0 0 3720 6106">
          <text:p/>
        </draw:connector>
        <draw:connector draw:style-name="gr9" draw:text-style-name="P2" draw:layer="layout" draw:type="line" svg:x1="7.041cm" svg:y1="19.01cm" svg:x2="10.335cm" svg:y2="12.482cm" draw:start-shape="id13" draw:start-glue-point="5" draw:end-shape="id8" draw:end-glue-point="8" svg:d="M7041 19010l3294-6528" svg:viewBox="0 0 3295 6529">
          <text:p/>
        </draw:connector>
        <draw:custom-shape draw:style-name="gr10" draw:text-style-name="P3" draw:layer="layout" svg:width="4.064cm" svg:height="1.27cm" svg:x="7.771cm" svg:y="17.492cm">
          <text:p text:style-name="P3"><text:span text:style-name="T1">&lt;&lt;extends&gt;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32.936206074</meta:creation-date>
    <dc:date>2018-03-01T20:38:19.296375103</dc:date>
    <meta:editing-duration>PT3M15S</meta:editing-duration>
    <meta:editing-cycles>1</meta:editing-cycles>
    <meta:document-statistic meta:object-count="41"/>
    <meta:generator>LibreOffice/6.0.1.1$Linux_X86_64 LibreOffice_project/00m0$Build-1</meta:generator>
  </office:meta>
</office:document-meta>
</file>